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f2895" officeooo:paragraph-rsid="001f2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Reyes</text:p>
      <text:p text:style-name="P1">Computer Science 202</text:p>
      <text:p text:style-name="P1">3/11/15</text:p>
      <text:p text:style-name="P1">Project 6 Documentation</text:p>
      <text:p text:style-name="P1"/>
      <text:p text:style-name="P1"><text:tab/>In this project we used classes and a copy constructor. I used a copy constructor for the spin function of the class type reel. This used a class within a class as well. It was confusing when I was able to use another class's functions within another class. It felt like it had weird syntax and I don't really know when you would use that type of coding. If I had more time, I would try and clean up the output a little bit so that it's easier to read. I also think that the pick reel function of the project is pretty useless as well, I can't think of a time when that would be a helpful function to use. I like to use the makefile because it makes compiling a lot easier. I also made a clean in the makefile, so that I am able to test compile the files to make sure that they all compiled cleanly. I thought the copy constructor wasn't that helpful either in this project because I didn't really see a use for it, I just kind of had to force it in somewhere that made remote sense. Overall, I thought I learned a lot from this project with classes within classes and how you should use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7:41:08.050841035</meta:creation-date>
    <dc:date>2015-03-10T17:53:29.550066510</dc:date>
    <meta:editing-duration>P0D</meta:editing-duration>
    <meta:editing-cycles>1</meta:editing-cycles>
    <meta:document-statistic meta:table-count="0" meta:image-count="0" meta:object-count="0" meta:page-count="1" meta:paragraph-count="5" meta:word-count="224" meta:character-count="1158" meta:non-whitespace-character-count="938"/>
    <meta:generator>LibreOffice/4.2.7.2$Linux_X86_64 LibreOffice_project/420m0$Build-2</meta:generator>
  </office:meta>
</office:document-meta>
</file>